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66ff00" draw:opacity="50%" draw:opacity-name="" draw:textarea-vertical-align="middle"/>
    </style:style>
    <style:style style:name="gr4" style:family="graphic" style:parent-style-name="standard">
      <style:graphic-properties draw:stroke="none" draw:fill-color="#0000ff" draw:opacity="50%" draw:opacity-name="" draw:textarea-vertical-align="middle"/>
    </style:style>
    <style:style style:name="gr5" style:family="graphic" style:parent-style-name="standard">
      <style:graphic-properties draw:stroke="none" draw:fill-color="#cc9900" draw:opacity="50%" draw:opacity-name="" draw:textarea-vertical-align="middle"/>
    </style:style>
    <style:style style:name="gr6" style:family="graphic" style:parent-style-name="standard">
      <style:graphic-properties draw:stroke="none" draw:fill-color="#ff0000" draw:opacity="50%" draw:opacity-name="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1cm" svg:height="1cm" svg:x="6.8cm" svg:y="10.4cm">
          <text:p/>
        </draw:circle>
        <draw:circle draw:style-name="gr1" draw:text-style-name="P1" draw:layer="layout" svg:width="1cm" svg:height="1cm" svg:x="10.2cm" svg:y="19.4cm">
          <text:p/>
        </draw:circle>
        <draw:circle draw:style-name="gr1" draw:text-style-name="P1" draw:layer="layout" svg:width="1cm" svg:height="1cm" svg:x="16.9cm" svg:y="13.5cm">
          <text:p/>
        </draw:circle>
        <draw:circle draw:style-name="gr1" draw:text-style-name="P1" draw:layer="layout" svg:width="1cm" svg:height="1cm" svg:x="4.933cm" svg:y="16.027cm">
          <text:p/>
        </draw:circle>
        <draw:circle draw:style-name="gr1" draw:text-style-name="P1" draw:layer="layout" svg:width="1cm" svg:height="1cm" svg:x="1.7cm" svg:y="7.4cm">
          <text:p/>
        </draw:circle>
        <draw:circle draw:style-name="gr1" draw:text-style-name="P1" draw:layer="layout" svg:width="1cm" svg:height="1cm" svg:x="14.6cm" svg:y="4.9cm">
          <text:p/>
        </draw:circle>
        <draw:circle draw:style-name="gr1" draw:text-style-name="P1" draw:layer="layout" svg:width="1cm" svg:height="1cm" svg:x="8.9cm" svg:y="1.7cm">
          <text:p/>
        </draw:circle>
        <draw:line draw:style-name="gr2" draw:text-style-name="P1" draw:layer="layout" svg:x1="2.2cm" svg:y1="7.9cm" svg:x2="9.4cm" svg:y2="2.2cm">
          <text:p/>
        </draw:line>
        <draw:line draw:style-name="gr2" draw:text-style-name="P1" draw:layer="layout" svg:x1="2.2cm" svg:y1="7.9cm" svg:x2="7.4cm" svg:y2="10.9cm">
          <text:p/>
        </draw:line>
        <draw:line draw:style-name="gr2" draw:text-style-name="P1" draw:layer="layout" svg:x1="15.1cm" svg:y1="5.4cm" svg:x2="17.4cm" svg:y2="14cm">
          <text:p/>
        </draw:line>
        <draw:line draw:style-name="gr2" draw:text-style-name="P1" draw:layer="layout" svg:x1="7.3cm" svg:y1="11cm" svg:x2="10.9cm" svg:y2="19.9cm">
          <text:p/>
        </draw:line>
        <draw:line draw:style-name="gr2" draw:text-style-name="P1" draw:layer="layout" svg:x1="5.5cm" svg:y1="16.6cm" svg:x2="7.3cm" svg:y2="11cm">
          <text:p/>
        </draw:line>
        <draw:line draw:style-name="gr2" draw:text-style-name="P1" draw:layer="layout" svg:x1="2.1cm" svg:y1="7.8cm" svg:x2="5.5cm" svg:y2="16.5cm">
          <text:p/>
        </draw:line>
        <draw:line draw:style-name="gr2" draw:text-style-name="P1" draw:layer="layout" svg:x1="7.2cm" svg:y1="10.8cm" svg:x2="17.4cm" svg:y2="14cm">
          <text:p/>
        </draw:line>
        <draw:line draw:style-name="gr2" draw:text-style-name="P1" draw:layer="layout" svg:x1="9.4cm" svg:y1="2.2cm" svg:x2="17.5cm" svg:y2="14cm">
          <text:p/>
        </draw:line>
        <draw:circle draw:style-name="gr1" draw:text-style-name="P1" draw:layer="layout" svg:width="1cm" svg:height="1cm" svg:x="15.3cm" svg:y="19.2cm">
          <text:p/>
        </draw:circle>
        <draw:line draw:style-name="gr2" draw:text-style-name="P1" draw:layer="layout" svg:x1="10.7cm" svg:y1="19.8cm" svg:x2="15.7cm" svg:y2="19.8cm">
          <text:p/>
        </draw:line>
        <draw:line draw:style-name="gr2" draw:text-style-name="P1" draw:layer="layout" svg:x1="17.4cm" svg:y1="13.9cm" svg:x2="15.8cm" svg:y2="19.8cm">
          <text:p/>
        </draw:line>
        <draw:circle draw:style-name="gr1" draw:text-style-name="P1" draw:layer="layout" svg:width="1cm" svg:height="1cm" svg:x="25.4cm" svg:y="2.3cm">
          <text:p/>
        </draw:circle>
        <draw:circle draw:style-name="gr1" draw:text-style-name="P1" draw:layer="layout" svg:width="1cm" svg:height="1cm" svg:x="27.9cm" svg:y="14.7cm">
          <text:p/>
        </draw:circle>
        <draw:circle draw:style-name="gr1" draw:text-style-name="P1" draw:layer="layout" svg:width="1cm" svg:height="1cm" svg:x="21cm" svg:y="10.4cm">
          <text:p/>
        </draw:circle>
        <draw:circle draw:style-name="gr1" draw:text-style-name="P1" draw:layer="layout" svg:width="1cm" svg:height="1cm" svg:x="26.9cm" svg:y="5.9cm">
          <text:p/>
        </draw:circle>
        <draw:circle draw:style-name="gr1" draw:text-style-name="P1" draw:layer="layout" svg:width="1cm" svg:height="1cm" svg:x="20.8cm" svg:y="18.3cm">
          <text:p/>
        </draw:circle>
        <draw:circle draw:style-name="gr1" draw:text-style-name="P1" draw:layer="layout" svg:width="1cm" svg:height="1cm" svg:x="18.7cm" svg:y="2.6cm">
          <text:p/>
        </draw:circle>
        <draw:line draw:style-name="gr2" draw:text-style-name="P1" draw:layer="layout" svg:x1="21.4cm" svg:y1="18.8cm" svg:x2="17.4cm" svg:y2="14cm">
          <text:p/>
        </draw:line>
        <draw:line draw:style-name="gr2" draw:text-style-name="P1" draw:layer="layout" svg:x1="27.2cm" svg:y1="6.4cm" svg:x2="28.4cm" svg:y2="15.2cm">
          <text:p/>
        </draw:line>
        <draw:line draw:style-name="gr2" draw:text-style-name="P1" draw:layer="layout" svg:x1="15.1cm" svg:y1="5.4cm" svg:x2="21.4cm" svg:y2="10.9cm">
          <text:p/>
        </draw:line>
        <draw:line draw:style-name="gr2" draw:text-style-name="P1" draw:layer="layout" svg:x1="21.4cm" svg:y1="10.8cm" svg:x2="17.4cm" svg:y2="14cm">
          <text:p/>
        </draw:line>
        <draw:line draw:style-name="gr2" draw:text-style-name="P1" draw:layer="layout" svg:x1="28.3cm" svg:y1="15.1cm" svg:x2="21.6cm" svg:y2="11cm">
          <text:p/>
        </draw:line>
        <draw:line draw:style-name="gr2" draw:text-style-name="P1" draw:layer="layout" svg:x1="9.4cm" svg:y1="2.1cm" svg:x2="15cm" svg:y2="5.4cm">
          <text:p/>
        </draw:line>
        <draw:line draw:style-name="gr2" draw:text-style-name="P1" draw:layer="layout" svg:x1="19.2cm" svg:y1="3.2cm" svg:x2="27.4cm" svg:y2="6.4cm">
          <text:p/>
        </draw:line>
        <draw:line draw:style-name="gr2" draw:text-style-name="P1" draw:layer="layout" svg:x1="19.2cm" svg:y1="3.1cm" svg:x2="25.9cm" svg:y2="2.8cm">
          <text:p/>
        </draw:line>
        <draw:line draw:style-name="gr2" draw:text-style-name="P1" draw:layer="layout" svg:x1="15.1cm" svg:y1="5.4cm" svg:x2="19.2cm" svg:y2="3.1cm">
          <text:p/>
        </draw:line>
        <draw:line draw:style-name="gr2" draw:text-style-name="P1" draw:layer="layout" svg:x1="21.4cm" svg:y1="18.8cm" svg:x2="28.2cm" svg:y2="15.1cm">
          <text:p/>
        </draw:line>
        <draw:line draw:style-name="gr2" draw:text-style-name="P1" draw:layer="layout" svg:x1="21.4cm" svg:y1="18.8cm" svg:x2="15.9cm" svg:y2="19.6cm">
          <text:p/>
        </draw:line>
        <draw:line draw:style-name="gr2" draw:text-style-name="P1" draw:layer="layout" svg:x1="21.4cm" svg:y1="18.8cm" svg:x2="21.6cm" svg:y2="10.9cm">
          <text:p/>
        </draw:line>
        <draw:circle draw:style-name="gr1" draw:text-style-name="P1" draw:layer="layout" svg:width="1cm" svg:height="1cm" svg:x="2.4cm" svg:y="19.1cm">
          <text:p/>
        </draw:circle>
        <draw:circle draw:style-name="gr1" draw:text-style-name="P1" draw:layer="layout" svg:width="1cm" svg:height="1cm" svg:x="1.4cm" svg:y="1cm">
          <text:p/>
        </draw:circle>
        <draw:line draw:style-name="gr2" draw:text-style-name="P1" draw:layer="layout" svg:x1="5.5cm" svg:y1="16.6cm" svg:x2="3cm" svg:y2="19.4cm">
          <text:p/>
        </draw:line>
        <draw:line draw:style-name="gr2" draw:text-style-name="P1" draw:layer="layout" svg:x1="1.9cm" svg:y1="1.4cm" svg:x2="9.4cm" svg:y2="2.2cm">
          <text:p/>
        </draw:line>
        <draw:line draw:style-name="gr2" draw:text-style-name="P1" draw:layer="layout" svg:x1="2.2cm" svg:y1="7.9cm" svg:x2="1.9cm" svg:y2="1.4cm">
          <text:p/>
        </draw:line>
        <draw:path draw:style-name="gr3" draw:text-style-name="P1" draw:layer="layout" svg:width="9.88cm" svg:height="8.865cm" svg:x="0.565cm" svg:y="0.128cm" svg:viewBox="0 0 9881 8866" svg:d="M835 8772c-1000-900-1184-7648-100-8200s6999-1301 8900 1000c1900 2300-7800 8100-8800 7200z">
          <text:p/>
        </draw:path>
        <draw:path draw:style-name="gr4" draw:text-style-name="P1" draw:layer="layout" svg:width="11.154cm" svg:height="11.374cm" svg:x="1.175cm" svg:y="9.71cm" svg:viewBox="0 0 11155 11375" svg:d="M925 10290c-2983-2388 1912-8374 5300-10100 3404-1733 6451 8897 4100 10700-1089 942-2630 246-4400 100s-3768 257-5000-700z">
          <text:p/>
        </draw:path>
        <draw:path draw:style-name="gr5" draw:text-style-name="P1" draw:layer="layout" svg:width="16.823cm" svg:height="15.841cm" svg:x="12.156cm" svg:y="4.713cm" svg:viewBox="0 0 16824 15842" svg:d="M2445 15287c-2983-2388-3489-13375-101-15100 3404-1733 16551 9097 14200 10900-1089 942-6230 4846-8000 4700s-4867 457-6099-500z">
          <text:p/>
        </draw:path>
        <draw:path draw:style-name="gr6" draw:text-style-name="P1" draw:layer="layout" svg:width="10.782cm" svg:height="6.632cm" svg:x="17.996cm" svg:y="0.984cm" svg:viewBox="0 0 10783 6633" svg:d="M9504 6616c-1700 300-12088-3477-8900-5100 2782-1417 5941-2155 8601-800 1837 936 2238 5558 299 59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1-22T20:02:59.91</meta:creation-date>
    <dc:date>2017-02-01T17:20:27.69</dc:date>
    <dc:creator>Holger Ebhart</dc:creator>
    <meta:editing-duration>PT1H36M36S</meta:editing-duration>
    <meta:editing-cycles>5</meta:editing-cycles>
    <meta:generator>OpenOffice/4.1.3$Win32 OpenOffice.org_project/413m1$Build-9783</meta:generator>
    <meta:document-statistic meta:object-count="45"/>
  </office:meta>
</office:document-meta>
</file>